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6.4174in" table:align="margins"/>
    </style:style>
    <style:style style:name="表格1.A" style:family="table-column">
      <style:table-column-properties style:column-width="3.2083in" style:rel-column-width="32767*"/>
    </style:style>
    <style:style style:name="表格1.B" style:family="table-column">
      <style:table-column-properties style:column-width="3.209in" style:rel-column-width="32768*"/>
    </style:style>
    <style:style style:name="表格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表格1.B1" style:family="table-cell">
      <style:table-cell-properties fo:padding="0.0382in" fo:border="0.0007in solid #000000"/>
    </style:style>
    <style:style style:name="表格1.A2" style:family="table-cell">
      <style:table-cell-properties fo:padding="0.0382in" fo:border-left="0.0007in solid #000000" fo:border-right="none" fo:border-top="none" fo:border-bottom="0.0007in solid #000000"/>
    </style:style>
    <style:style style:name="表格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表格2" style:family="table">
      <style:table-properties style:width="6.4174in" table:align="margins"/>
    </style:style>
    <style:style style:name="表格2.A" style:family="table-column">
      <style:table-column-properties style:column-width="3.2083in" style:rel-column-width="32767*"/>
    </style:style>
    <style:style style:name="表格2.B" style:family="table-column">
      <style:table-column-properties style:column-width="3.209in" style:rel-column-width="32768*"/>
    </style:style>
    <style:style style:name="表格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表格2.B1" style:family="table-cell">
      <style:table-cell-properties fo:padding="0.0382in" fo:border="0.0007in solid #000000"/>
    </style:style>
    <style:style style:name="表格2.A2" style:family="table-cell">
      <style:table-cell-properties fo:padding="0.0382in" fo:border-left="0.0007in solid #000000" fo:border-right="none" fo:border-top="none" fo:border-bottom="0.0007in solid #000000"/>
    </style:style>
    <style:style style:name="表格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表格3" style:family="table">
      <style:table-properties style:width="6.4174in" table:align="margins"/>
    </style:style>
    <style:style style:name="表格3.A" style:family="table-column">
      <style:table-column-properties style:column-width="3.3021in" style:rel-column-width="33721*"/>
    </style:style>
    <style:style style:name="表格3.B" style:family="table-column">
      <style:table-column-properties style:column-width="3.1153in" style:rel-column-width="31814*"/>
    </style:style>
    <style:style style:name="表格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表格3.B1" style:family="table-cell">
      <style:table-cell-properties fo:padding="0.0382in" fo:border="0.0007in solid #000000"/>
    </style:style>
    <style:style style:name="P1" style:family="paragraph" style:parent-style-name="adam_5f_title_5f_1">
      <style:paragraph-properties fo:break-before="page"/>
    </style:style>
    <style:style style:name="P2" style:family="paragraph" style:parent-style-name="adam_5f_title_5f_3">
      <style:paragraph-properties fo:break-before="page"/>
    </style:style>
    <style:style style:name="P3" style:family="paragraph" style:parent-style-name="adam_5f_param">
      <style:text-properties fo:language="zxx" fo:country="none"/>
    </style:style>
    <style:style style:name="P4" style:family="paragraph" style:parent-style-name="adam_5f_title_5f_3">
      <style:text-properties fo:language="zxx" fo:country="none"/>
    </style:style>
    <style:style style:name="P5" style:family="paragraph" style:parent-style-name="adam_5f_quote_5f_from" style:list-style-name="L1"/>
    <style:style style:name="P6" style:family="paragraph" style:parent-style-name="adam_5f_list_5f_agenda">
      <style:paragraph-properties fo:margin-left="0.1181in" fo:margin-right="0in" fo:text-indent="0in" style:auto-text-indent="false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0000ff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aste of Language 语言的品味</text:p>
      <text:p text:style-name="adam_5f_quote_5f_from">Chunting Gu, 2011/6/3</text:p>
      <text:p text:style-name="adam_5f_param"/>
      <text:p text:style-name="adam_5f_param"/>
      <text:p text:style-name="P1">Agenda</text:p>
      <text:list xml:id="list35414736" text:style-name="List_20_1">
        <text:list-item>
          <text:h text:style-name="adam_5f_list_5f_agenda" text:outline-level="1">一种语言，方式多样</text:h>
        </text:list-item>
        <text:list-item>
          <text:h text:style-name="P6" text:outline-level="1">语言不同，风格迥异</text:h>
        </text:list-item>
        <text:list-item>
          <text:h text:style-name="P6" text:outline-level="1">风格虽同，思想有别</text:h>
        </text:list-item>
        <text:list-item>
          <text:h text:style-name="P6" text:outline-level="1">尾调用/递归</text:h>
        </text:list-item>
        <text:list-item>
          <text:h text:style-name="adam_5f_list_5f_agenda" text:outline-level="1">函数作为第一级对象</text:h>
        </text:list-item>
      </text:list>
      <text:p text:style-name="P1">一种语言，方式多样</text:p>
      <text:p text:style-name="adam_5f_param"/>
      <text:list xml:id="list35407993" text:continue-numbering="true" text:style-name="List_20_1">
        <text:list-item>
          <text:h text:style-name="adam_5f_list_5f_2" text:outline-level="1">Split string in C++ with strtok</text:h>
        </text:list-item>
        <text:list-item>
          <text:h text:style-name="adam_5f_list_5f_2" text:outline-level="1">Split string in C++ with boost</text:h>
        </text:list-item>
      </text:list>
      <text:p text:style-name="adam_5f_param"/>
      <text:list xml:id="list35423657" text:continue-numbering="true" text:style-name="List_20_1">
        <text:list-item>
          <text:h text:style-name="adam_5f_list_5f_2" text:outline-level="1">Factorial (阶乘) in C++ with recursion</text:h>
        </text:list-item>
        <text:list-item>
          <text:h text:style-name="adam_5f_list_5f_2" text:outline-level="1">Factorial in C++ with iteration</text:h>
        </text:list-item>
        <text:list-item>
          <text:h text:style-name="adam_5f_list_5f_2" text:outline-level="1">Factorial in C++ with tail recursion</text:h>
        </text:list-item>
      </text:list>
      <text:p text:style-name="P2">Split string in C++ with strtok</text:p>
      <text:p text:style-name="adam_5f_param"/>
      <text:p text:style-name="adam_5f_code"><text:bookmark text:name="aeaoofnhgocdbnbeljkmbjdmhbcokfdb-mousedown1"/><text:span text:style-name="keyword3_5f_cpp">char</text:span><text:span text:style-name="symbol2_5f_cpp">*</text:span> strtok<text:span text:style-name="symbol0_5f_cpp">(</text:span><text:span text:style-name="keyword3_5f_cpp">char</text:span><text:span text:style-name="symbol2_5f_cpp">*</text:span> str, <text:span text:style-name="keyword3_5f_cpp">const</text:span> <text:span text:style-name="keyword3_5f_cpp">char</text:span><text:span text:style-name="symbol2_5f_cpp">*</text:span> delimiters<text:span text:style-name="symbol0_5f_cpp">)</text:span><text:span text:style-name="symbol4_5f_cpp">;</text:span></text:p>
      <text:p text:style-name="adam_5f_code"><text:span text:style-name="symbol0_5f_cpp"/></text:p>
      <text:p text:style-name="adam_5f_code"><text:span text:style-name="keyword3_5f_cpp"><text:span text:style-name="T1">char</text:span></text:span><text:span text:style-name="T1"> str</text:span><text:span text:style-name="symbol0_5f_cpp"><text:span text:style-name="T1">[]</text:span></text:span><text:span text:style-name="T1"> </text:span><text:span text:style-name="symbol1_5f_cpp"><text:span text:style-name="T1">=</text:span></text:span><text:span text:style-name="T1"> </text:span><text:span text:style-name="string_5f_cpp"><text:span text:style-name="T1">"- This, a sample string."</text:span></text:span><text:span text:style-name="symbol4_5f_cpp"><text:span text:style-name="T1">;</text:span></text:span></text:p>
      <text:p text:style-name="adam_5f_code"><text:span text:style-name="keyword3_5f_cpp"><text:span text:style-name="T1">char</text:span></text:span><text:span text:style-name="symbol2_5f_cpp"><text:span text:style-name="T1">*</text:span></text:span><text:span text:style-name="T1"> p</text:span><text:span text:style-name="symbol4_5f_cpp"><text:span text:style-name="T1"> </text:span></text:span><text:span text:style-name="symbol1_5f_cpp"><text:span text:style-name="T1">=</text:span></text:span><text:span text:style-name="T1"> strtok</text:span><text:span text:style-name="symbol0_5f_cpp"><text:span text:style-name="T1">(</text:span></text:span><text:span text:style-name="T1">str,</text:span><text:span text:style-name="string_5f_cpp"><text:span text:style-name="T1">" ,.-"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keyword0_5f_cpp"><text:span text:style-name="T1">while</text:span></text:span><text:span text:style-name="T1"> </text:span><text:span text:style-name="symbol0_5f_cpp"><text:span text:style-name="T1">(</text:span></text:span><text:span text:style-name="T1">p </text:span><text:span text:style-name="symbol3_5f_cpp"><text:span text:style-name="T1">!</text:span></text:span><text:span text:style-name="symbol1_5f_cpp"><text:span text:style-name="T1">=</text:span></text:span><text:span text:style-name="T1"> </text:span><text:span text:style-name="number_5f_cpp"><text:span text:style-name="T1">NULL</text:span>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</text:span><text:span text:style-name="keyword2_5f_cpp"><text:span text:style-name="T1">cout</text:span></text:span><text:span text:style-name="T1"> </text:span><text:span text:style-name="symbol1_5f_cpp"><text:span text:style-name="T1">&lt;&lt;</text:span></text:span><text:span text:style-name="T1"> p </text:span><text:span text:style-name="symbol1_5f_cpp"><text:span text:style-name="T1">&lt;&lt;</text:span></text:span><text:span text:style-name="T1"> endl</text:span><text:span text:style-name="symbol4_5f_cpp"><text:span text:style-name="T1">;</text:span></text:span></text:p>
      <text:p text:style-name="adam_5f_code"><text:span text:style-name="T1"><text:s text:c="4"/>p </text:span><text:span text:style-name="symbol1_5f_cpp"><text:span text:style-name="T1">=</text:span></text:span><text:span text:style-name="T1"> strtok</text:span><text:span text:style-name="symbol0_5f_cpp"><text:span text:style-name="T1">(</text:span></text:span><text:span text:style-name="number_5f_cpp"><text:span text:style-name="T1">NULL</text:span></text:span><text:span text:style-name="T1">, </text:span><text:span text:style-name="string_5f_cpp"><text:span text:style-name="T1">" ,.-"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symbol0_5f_cpp"><text:span text:style-name="T1">}</text:span></text:span></text:p>
      <text:p text:style-name="P3"/>
      <text:p text:style-name="adam_5f_comments">优点：空间效率高，直接改写输入的字符串。</text:p>
      <text:p text:style-name="adam_5f_comments">缺点：如果不能改写输入，则不适合；C风格的用法稍为原始。</text:p>
      <text:p text:style-name="P2">Split string in C++ with boost</text:p>
      <text:p text:style-name="adam_5f_param"/>
      <text:p text:style-name="adam_5f_code"><text:span text:style-name="comment1_5f_cpp"><text:span text:style-name="T1">#include "boost/foreach.hpp"</text:span></text:span></text:p>
      <text:p text:style-name="adam_5f_code"><text:span text:style-name="comment1_5f_cpp"><text:span text:style-name="T1">#include "boost/tokenizer.hpp"</text:span></text:span></text:p>
      <text:p text:style-name="adam_5f_code"><text:span text:style-name="symbol0_5f_cpp"><text:span text:style-name="T1"/></text:span></text:p>
      <text:p text:style-name="adam_5f_code"><text:span text:style-name="T1">string str </text:span><text:span text:style-name="symbol1_5f_cpp"><text:span text:style-name="T1">=</text:span></text:span><text:span text:style-name="T1"> </text:span><text:span text:style-name="string_5f_cpp"><text:span text:style-name="T1">"- This, a sample string."</text:span></text:span><text:span text:style-name="symbol4_5f_cpp"><text:span text:style-name="T1">;</text:span></text:span></text:p>
      <text:p text:style-name="adam_5f_code"><text:span text:style-name="T1">char_separator</text:span><text:span text:style-name="symbol1_5f_cpp"><text:span text:style-name="T1">&lt;</text:span></text:span><text:span text:style-name="keyword3_5f_cpp"><text:span text:style-name="T1">char</text:span></text:span><text:span text:style-name="symbol1_5f_cpp"><text:span text:style-name="T1">&gt;</text:span></text:span><text:span text:style-name="T1"> sep</text:span><text:span text:style-name="symbol0_5f_cpp"><text:span text:style-name="T1">(</text:span></text:span><text:span text:style-name="string_5f_cpp"><text:span text:style-name="T1">" ,.-"</text:span>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T1">tokenizer</text:span><text:span text:style-name="symbol1_5f_cpp"><text:span text:style-name="T1">&lt;</text:span></text:span><text:span text:style-name="T1">char_separator</text:span><text:span text:style-name="symbol1_5f_cpp"><text:span text:style-name="T1">&lt;</text:span></text:span><text:span text:style-name="keyword3_5f_cpp"><text:span text:style-name="T1">char</text:span></text:span><text:span text:style-name="symbol1_5f_cpp"><text:span text:style-name="T1">&gt;</text:span></text:span><text:span text:style-name="T1"> </text:span><text:span text:style-name="symbol1_5f_cpp"><text:span text:style-name="T1">&gt;</text:span></text:span><text:span text:style-name="T1"> tokens</text:span><text:span text:style-name="symbol0_5f_cpp"><text:span text:style-name="T1">(</text:span></text:span><text:span text:style-name="T1">str, sep</text:span><text:span text:style-name="symbol0_5f_cpp"><text:span text:style-name="T1">)</text:span></text:span><text:span text:style-name="symbol4_5f_cpp"><text:span text:style-name="T1">;</text:span></text:span></text:p>
      <text:p text:style-name="adam_5f_code"><text:span text:style-name="T1">BOOST_FOREACH</text:span><text:span text:style-name="symbol0_5f_cpp"><text:span text:style-name="T1">(</text:span></text:span><text:span text:style-name="T1">string t, tokens</text:span><text:span text:style-name="symbol0_5f_cpp"><text:span text:style-name="T1">)</text:span></text:span><text:span text:style-name="T1"> </text:span><text:span text:style-name="symbol0_5f_cpp"><text:span text:style-name="T1">{ </text:span></text:span><text:span text:style-name="comment0_5f_cpp"><text:span text:style-name="T1">// Copy happens here!</text:span></text:span></text:p>
      <text:p text:style-name="adam_5f_code"><text:span text:style-name="T1"><text:s text:c="3"/></text:span><text:span text:style-name="keyword2_5f_cpp"><text:span text:style-name="T1">cout</text:span></text:span><text:span text:style-name="T1"> </text:span><text:span text:style-name="symbol1_5f_cpp"><text:span text:style-name="T1">&lt;&lt;</text:span></text:span><text:span text:style-name="T1"> t </text:span><text:span text:style-name="symbol1_5f_cpp"><text:span text:style-name="T1">&lt;&lt;</text:span></text:span><text:span text:style-name="T1"> endl</text:span><text:span text:style-name="symbol4_5f_cpp"><text:span text:style-name="T1">;</text:span></text:span></text:p>
      <text:p text:style-name="adam_5f_code"><text:span text:style-name="symbol0_5f_cpp"><text:span text:style-name="T1">}</text:span></text:span></text:p>
      <text:p text:style-name="adam_5f_param"/>
      <text:p text:style-name="adam_5f_comments">优点：易用？</text:p>
      <text:p text:style-name="adam_5f_comments">缺点：需要拷贝每一个子串，空间效率打了折扣。</text:p>
      <text:p text:style-name="P2">Factorial in C++ with recursion</text:p>
      <text:p text:style-name="adam_5f_title_5f_3"/>
      <text:p text:style-name="adam_5f_code_5f_large"><text:span text:style-name="keyword3_5f_cpp">size_t</text:span> fac<text:span text:style-name="symbol0_5f_cpp">(</text:span><text:span text:style-name="keyword3_5f_cpp">size_t</text:span> n<text:span text:style-name="symbol0_5f_cpp">)</text:span> <text:span text:style-name="symbol0_5f_cpp">{</text:span></text:p>
      <text:p text:style-name="adam_5f_code_5f_large"><text:s text:c="4"/><text:span text:style-name="keyword0_5f_cpp">return</text:span> n <text:span text:style-name="symbol1_5f_cpp">==</text:span> <text:span text:style-name="number_5f_cpp">0</text:span> <text:span text:style-name="symbol4_5f_cpp">?</text:span> <text:span text:style-name="number_5f_cpp">1</text:span> <text:span text:style-name="symbol4_5f_cpp">:</text:span> n <text:span text:style-name="symbol2_5f_cpp">*</text:span> fac<text:span text:style-name="symbol0_5f_cpp">(</text:span>n <text:span text:style-name="symbol2_5f_cpp">-</text:span> <text:span text:style-name="number_5f_cpp">1</text:span><text:span text:style-name="symbol0_5f_cpp">)</text:span><text:span text:style-name="symbol4_5f_cpp">;</text:span></text:p>
      <text:p text:style-name="adam_5f_code_5f_large"><text:span text:style-name="symbol0_5f_cpp">}</text:span></text:p>
      <text:p text:style-name="adam_5f_param"/>
      <text:p text:style-name="adam_5f_title_5f_3"/>
      <text:p text:style-name="adam_5f_comments">递归的实现，简单明了，基本上就是阶乘的定义。但是效率较差。</text:p>
      <text:p text:style-name="P2">Factorial in C++ with iteration</text:p>
      <text:p text:style-name="adam_5f_title_5f_3"/>
      <text:p text:style-name="adam_5f_code_5f_large"><text:span text:style-name="keyword3_5f_cpp">size_t</text:span> fac<text:span text:style-name="symbol0_5f_cpp">(</text:span><text:span text:style-name="keyword3_5f_cpp">size_t</text:span> n<text:span text:style-name="symbol0_5f_cpp">)</text:span> <text:span text:style-name="symbol0_5f_cpp">{</text:span></text:p>
      <text:p text:style-name="adam_5f_code_5f_large"><text:s text:c="4"/><text:span text:style-name="keyword3_5f_cpp">size_t</text:span> result <text:span text:style-name="symbol1_5f_cpp">=</text:span> n<text:span text:style-name="symbol4_5f_cpp">;</text:span></text:p>
      <text:p text:style-name="adam_5f_code_5f_large"><text:s text:c="4"/><text:span text:style-name="keyword0_5f_cpp">while</text:span> <text:span text:style-name="symbol0_5f_cpp">(</text:span>n <text:span text:style-name="symbol1_5f_cpp">&gt;</text:span> <text:span text:style-name="number_5f_cpp">1</text:span><text:span text:style-name="symbol0_5f_cpp">)</text:span> <text:span text:style-name="symbol0_5f_cpp">{</text:span> result <text:span text:style-name="symbol2_5f_cpp">*</text:span><text:span text:style-name="symbol1_5f_cpp">=</text:span> <text:span text:style-name="symbol2_5f_cpp">--</text:span>n<text:span text:style-name="symbol4_5f_cpp">;</text:span> <text:span text:style-name="symbol0_5f_cpp">}</text:span></text:p>
      <text:p text:style-name="adam_5f_code_5f_large"><text:s text:c="4"/><text:span text:style-name="keyword0_5f_cpp">return</text:span> result<text:span text:style-name="symbol4_5f_cpp">;</text:span></text:p>
      <text:p text:style-name="adam_5f_code_5f_large"><text:span text:style-name="symbol0_5f_cpp">}</text:span></text:p>
      <text:p text:style-name="adam_5f_param"/>
      <text:p text:style-name="adam_5f_comments">避免了递归，使用迭代，效率较高。但是不如递归实现明了。</text:p>
      <text:p text:style-name="P2">Factorial in C++ with tail recursion</text:p>
      <text:p text:style-name="adam_5f_title_5f_3"/>
      <text:p text:style-name="adam_5f_code_5f_large"><text:span text:style-name="keyword3_5f_cpp"><text:span text:style-name="T1">size_t</text:span></text:span><text:span text:style-name="T1"> __fac</text:span><text:span text:style-name="symbol0_5f_cpp"><text:span text:style-name="T1">(</text:span></text:span><text:span text:style-name="keyword3_5f_cpp"><text:span text:style-name="T1">size_t</text:span></text:span><text:span text:style-name="T1"> acc, </text:span><text:span text:style-name="keyword3_5f_cpp"><text:span text:style-name="T1">size_t</text:span></text:span><text:span text:style-name="T1"> n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_5f_large"><text:span text:style-name="T1"><text:s text:c="4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n </text:span><text:span text:style-name="symbol1_5f_cpp"><text:span text:style-name="T1">==</text:span></text:span><text:span text:style-name="T1"> </text:span><text:span text:style-name="number_5f_cpp"><text:span text:style-name="T1">0</text:span></text:span><text:span text:style-name="symbol0_5f_cpp"><text:span text:style-name="T1">) { </text:span></text:span><text:span text:style-name="keyword0_5f_cpp"><text:span text:style-name="T1">return</text:span></text:span><text:span text:style-name="T1"> acc</text:span><text:span text:style-name="symbol4_5f_cpp"><text:span text:style-name="T1">; </text:span></text:span><text:span text:style-name="symbol0_5f_cpp"><text:span text:style-name="T1">}</text:span></text:span></text:p>
      <text:p text:style-name="adam_5f_code_5f_large"><text:span text:style-name="T1"><text:s text:c="4"/></text:span><text:span text:style-name="keyword0_5f_cpp"><text:span text:style-name="T1">return</text:span></text:span><text:span text:style-name="T1"> __fac</text:span><text:span text:style-name="symbol0_5f_cpp"><text:span text:style-name="T1">(</text:span></text:span><text:span text:style-name="T1">acc </text:span><text:span text:style-name="symbol2_5f_cpp"><text:span text:style-name="T1">*</text:span></text:span><text:span text:style-name="T1"> n, n </text:span><text:span text:style-name="symbol2_5f_cpp"><text:span text:style-name="T1">-</text:span></text:span><text:span text:style-name="T1"> </text:span><text:span text:style-name="number_5f_cpp"><text:span text:style-name="T1">1</text:span></text:span><text:span text:style-name="symbol0_5f_cpp"><text:span text:style-name="T1">)</text:span></text:span><text:span text:style-name="symbol4_5f_cpp"><text:span text:style-name="T1">;</text:span></text:span></text:p>
      <text:p text:style-name="adam_5f_code_5f_large"><text:span text:style-name="symbol0_5f_cpp">}</text:span></text:p>
      <text:p text:style-name="adam_5f_code_5f_large"><text:span text:style-name="keyword3_5f_cpp"><text:span text:style-name="T1">size_t</text:span></text:span><text:span text:style-name="T1"> fac</text:span><text:span text:style-name="symbol0_5f_cpp"><text:span text:style-name="T1">(</text:span></text:span><text:span text:style-name="keyword3_5f_cpp"><text:span text:style-name="T1">size_t</text:span></text:span><text:span text:style-name="T1"> n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_5f_large"><text:span text:style-name="T1"><text:s text:c="4"/></text:span><text:span text:style-name="keyword0_5f_cpp"><text:span text:style-name="T1">return</text:span></text:span><text:span text:style-name="T1"> n </text:span><text:span text:style-name="symbol1_5f_cpp"><text:span text:style-name="T1">==</text:span></text:span><text:span text:style-name="T1"> </text:span><text:span text:style-name="number_5f_cpp"><text:span text:style-name="T1">0</text:span></text:span><text:span text:style-name="T1"> </text:span><text:span text:style-name="symbol4_5f_cpp"><text:span text:style-name="T1">?</text:span></text:span><text:span text:style-name="T1"> </text:span><text:span text:style-name="number_5f_cpp"><text:span text:style-name="T1">1</text:span></text:span><text:span text:style-name="T1"> </text:span><text:span text:style-name="symbol4_5f_cpp"><text:span text:style-name="T1">:</text:span></text:span><text:span text:style-name="T1"> __fac</text:span><text:span text:style-name="symbol0_5f_cpp"><text:span text:style-name="T1">(</text:span></text:span><text:span text:style-name="T1">n, n </text:span><text:span text:style-name="symbol2_5f_cpp"><text:span text:style-name="T1">-</text:span></text:span><text:span text:style-name="T1"> </text:span><text:span text:style-name="number_5f_cpp"><text:span text:style-name="T1">1</text:span></text:span><text:span text:style-name="symbol0_5f_cpp"><text:span text:style-name="T1">)</text:span></text:span><text:span text:style-name="symbol4_5f_cpp"><text:span text:style-name="T1">;</text:span></text:span></text:p>
      <text:p text:style-name="adam_5f_code_5f_large"><text:span text:style-name="symbol0_5f_cpp"><text:span text:style-name="T1">}</text:span></text:span></text:p>
      <text:p text:style-name="adam_5f_param"/>
      <text:p text:style-name="adam_5f_comments">使用了尾递归，但是对C++来说，效率并不会比一般的递归有所改善。</text:p>
      <text:p text:style-name="adam_5f_title_5f_1"><text:soft-page-break/>语言不同，风格迥异</text:p>
      <text:p text:style-name="adam_5f_param"/>
      <text:list xml:id="list35413281" text:continue-numbering="true" text:style-name="List_20_1">
        <text:list-item>
          <text:h text:style-name="adam_5f_list_5f_2" text:outline-level="1">Quick sort in C++</text:h>
        </text:list-item>
        <text:list-item>
          <text:h text:style-name="adam_5f_list_5f_2" text:outline-level="1">Quick sort in Haskell</text:h>
        </text:list-item>
      </text:list>
      <text:p text:style-name="adam_5f_param"/>
      <text:list xml:id="list35418918" text:continue-numbering="true" text:style-name="List_20_1">
        <text:list-item>
          <text:h text:style-name="adam_5f_list_5f_2" text:outline-level="1">Fibonacci in C++</text:h>
        </text:list-item>
        <text:list-item>
          <text:h text:style-name="adam_5f_list_5f_2" text:outline-level="1">Fibonacci in Haskell</text:h>
        </text:list-item>
      </text:list>
      <text:p text:style-name="P2">Quick sort in C++</text:p>
      <text:p text:style-name="adam_5f_param"/>
      <text:p text:style-name="adam_5f_code"><text:span text:style-name="keyword1_5f_cpp">template</text:span> <text:span text:style-name="symbol1_5f_cpp">&lt;</text:span><text:span text:style-name="keyword1_5f_cpp">typename</text:span> RanIt<text:span text:style-name="symbol1_5f_cpp">&gt;</text:span></text:p>
      <text:p text:style-name="adam_5f_code"><text:span text:style-name="keyword3_5f_cpp">void</text:span> qsort<text:span text:style-name="symbol0_5f_cpp">(</text:span>RanIt begin, RanIt end<text:span text:style-name="symbol0_5f_cpp">) {</text:span></text:p>
      <text:p text:style-name="adam_5f_code"><text:tab/><text:span text:style-name="keyword0_5f_cpp">if</text:span> <text:span text:style-name="symbol0_5f_cpp">(</text:span>end <text:span text:style-name="symbol1_5f_cpp">&gt;</text:span> begin <text:span text:style-name="symbol2_5f_cpp">+</text:span> <text:span text:style-name="number_5f_cpp">1</text:span><text:span text:style-name="symbol0_5f_cpp">)</text:span> <text:span text:style-name="symbol0_5f_cpp">{</text:span></text:p>
      <text:p text:style-name="adam_5f_code"><text:tab/><text:tab/>RanIt w <text:span text:style-name="symbol1_5f_cpp">=</text:span> split<text:span text:style-name="symbol0_5f_cpp">(</text:span>begin, end<text:span text:style-name="symbol0_5f_cpp">)</text:span><text:span text:style-name="symbol4_5f_cpp">; </text:span><text:span text:style-name="comment0_5f_cpp">// split为划分算法，从略</text:span></text:p>
      <text:p text:style-name="adam_5f_code"><text:tab/><text:tab/><text:span text:style-name="keyword2_5f_cpp">qsort</text:span><text:span text:style-name="symbol0_5f_cpp">(</text:span>begin, w<text:span text:style-name="symbol0_5f_cpp">)</text:span><text:span text:style-name="symbol4_5f_cpp">;</text:span></text:p>
      <text:p text:style-name="adam_5f_code"><text:tab/><text:tab/><text:span text:style-name="keyword2_5f_cpp">qsort</text:span><text:span text:style-name="symbol0_5f_cpp">(</text:span>w<text:span text:style-name="symbol2_5f_cpp">+</text:span><text:span text:style-name="number_5f_cpp">1</text:span>, end<text:span text:style-name="symbol0_5f_cpp">)</text:span><text:span text:style-name="symbol4_5f_cpp">; <text:s/></text:span></text:p>
      <text:p text:style-name="adam_5f_code"><text:tab/><text:span text:style-name="symbol0_5f_cpp">}</text:span></text:p>
      <text:p text:style-name="adam_5f_code"><text:span text:style-name="symbol0_5f_cpp">}</text:span></text:p>
      <text:p text:style-name="adam_5f_param"/>
      <text:p text:style-name="adam_5f_comments">STL风格，使用模板和迭代器，保证效率的同时，又兼顾了复用性。</text:p>
      <text:p text:style-name="P2">Quick sort in Haskell</text:p>
      <text:p text:style-name="adam_5f_param"/>
      <text:p text:style-name="adam_5f_code">qsort [] <text:s text:c="7"/><text:span text:style-name="symbol0_5f_haskell">=</text:span> []</text:p>
      <text:p text:style-name="adam_5f_code">qsort (x:xs) <text:s text:c="3"/><text:span text:style-name="symbol0_5f_haskell">=</text:span> qsort [y <text:span text:style-name="symbol0_5f_haskell">|</text:span> y <text:span text:style-name="symbol0_5f_haskell">&lt;-</text:span> xs<text:span text:style-name="symbol0_5f_haskell">,</text:span> y <text:span text:style-name="symbol0_5f_haskell">&lt;</text:span> x]</text:p>
      <text:p text:style-name="adam_5f_code"><text:s text:c="18"/><text:span text:style-name="symbol0_5f_haskell">++</text:span> [x]</text:p>
      <text:p text:style-name="adam_5f_code"><text:s text:c="18"/><text:span text:style-name="symbol0_5f_haskell">++</text:span> qsort [y <text:span text:style-name="symbol0_5f_haskell">|</text:span> y <text:span text:style-name="symbol0_5f_haskell">&lt;-</text:span> xs<text:span text:style-name="symbol0_5f_haskell">,</text:span> y <text:span text:style-name="symbol0_5f_haskell">&gt;=</text:span> x]</text:p>
      <text:p text:style-name="adam_5f_param"/>
      <text:p text:style-name="adam_5f_title_5f_3"/>
      <text:p text:style-name="adam_5f_comments">类似于数学里的集合表示法，简单明了。</text:p>
      <text:p text:style-name="adam_5f_param"/>
      <text:p text:style-name="P2">Fibonacci in C++</text:p>
      <text:p text:style-name="adam_5f_param"/>
      <text:p text:style-name="adam_5f_code"><text:span text:style-name="keyword3_5f_cpp"><text:span text:style-name="T1">int</text:span></text:span><text:span text:style-name="T1"> fib</text:span><text:span text:style-name="symbol0_5f_cpp"><text:span text:style-name="T1">(</text:span></text:span><text:span text:style-name="keyword3_5f_cpp"><text:span text:style-name="T1">int</text:span></text:span><text:span text:style-name="T1"> n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4"/></text:span><text:span text:style-name="keyword3_5f_cpp"><text:span text:style-name="T1">int</text:span></text:span><text:span text:style-name="T1"> a </text:span><text:span text:style-name="symbol1_5f_cpp"><text:span text:style-name="T1">=</text:span></text:span><text:span text:style-name="T1"> </text:span><text:span text:style-name="number_5f_cpp"><text:span text:style-name="T1">0</text:span></text:span><text:span text:style-name="T1">, b </text:span><text:span text:style-name="symbol1_5f_cpp"><text:span text:style-name="T1">=</text:span></text:span><text:span text:style-name="T1"> </text:span><text:span text:style-name="number_5f_cpp"><text:span text:style-name="T1">1</text:span></text:span><text:span text:style-name="T1">, t</text:span><text:span text:style-name="symbol4_5f_cpp"><text:span text:style-name="T1">;</text:span></text:span></text:p>
      <text:p text:style-name="adam_5f_code"><text:span text:style-name="T1"><text:s text:c="4"/></text:span><text:span text:style-name="keyword0_5f_cpp"><text:span text:style-name="T1">for</text:span></text:span><text:span text:style-name="T1"> </text:span><text:span text:style-name="symbol0_5f_cpp"><text:span text:style-name="T1">(</text:span></text:span><text:span text:style-name="keyword3_5f_cpp"><text:span text:style-name="T1">int</text:span></text:span><text:span text:style-name="T1"> i </text:span><text:span text:style-name="symbol1_5f_cpp"><text:span text:style-name="T1">=</text:span></text:span><text:span text:style-name="T1"> </text:span><text:span text:style-name="number_5f_cpp"><text:span text:style-name="T1">0</text:span></text:span><text:span text:style-name="symbol4_5f_cpp"><text:span text:style-name="T1">;</text:span></text:span><text:span text:style-name="T1"> i </text:span><text:span text:style-name="symbol1_5f_cpp"><text:span text:style-name="T1">&lt;</text:span></text:span><text:span text:style-name="T1"> n</text:span><text:span text:style-name="symbol4_5f_cpp"><text:span text:style-name="T1">;</text:span></text:span><text:span text:style-name="T1"> </text:span><text:span text:style-name="symbol2_5f_cpp"><text:span text:style-name="T1">++</text:span></text:span><text:span text:style-name="T1">i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"><text:span text:style-name="T1"><text:s text:c="8"/>t </text:span><text:span text:style-name="symbol1_5f_cpp"><text:span text:style-name="T1">=</text:span></text:span><text:span text:style-name="T1"> a </text:span><text:span text:style-name="symbol2_5f_cpp"><text:span text:style-name="T1">+</text:span></text:span><text:span text:style-name="T1"> b</text:span><text:span text:style-name="symbol4_5f_cpp"><text:span text:style-name="T1">;</text:span></text:span></text:p>
      <text:p text:style-name="adam_5f_code"><text:span text:style-name="T1"><text:s text:c="8"/>a </text:span><text:span text:style-name="symbol1_5f_cpp"><text:span text:style-name="T1">=</text:span></text:span><text:span text:style-name="T1"> b</text:span><text:span text:style-name="symbol4_5f_cpp"><text:span text:style-name="T1">;</text:span></text:span></text:p>
      <text:p text:style-name="adam_5f_code"><text:span text:style-name="T1"><text:s text:c="8"/>b </text:span><text:span text:style-name="symbol1_5f_cpp"><text:span text:style-name="T1">=</text:span></text:span><text:span text:style-name="T1"> t</text:span><text:span text:style-name="symbol4_5f_cpp"><text:span text:style-name="T1">;</text:span></text:span></text:p>
      <text:p text:style-name="adam_5f_code"><text:span text:style-name="T1"><text:s text:c="4"/></text:span><text:span text:style-name="symbol0_5f_cpp"><text:span text:style-name="T1">}</text:span></text:span></text:p>
      <text:p text:style-name="adam_5f_code"><text:span text:style-name="T1"><text:s text:c="4"/></text:span><text:span text:style-name="keyword0_5f_cpp"><text:span text:style-name="T1">return</text:span></text:span><text:span text:style-name="T1"> a</text:span><text:span text:style-name="symbol4_5f_cpp"><text:span text:style-name="T1">;</text:span></text:span></text:p>
      <text:p text:style-name="adam_5f_code"><text:span text:style-name="symbol0_5f_cpp"><text:span text:style-name="T1">}</text:span></text:span></text:p>
      <text:p text:style-name="adam_5f_title_5f_3"/>
      <text:p text:style-name="adam_5f_comments">避免了递归的实现，使用迭代，效率较高。但是一次只能返回一个结果。</text:p>
      <text:p text:style-name="adam_5f_comments">可以用std::vector实现返回数组。</text:p>
      <text:p text:style-name="P2">Fabonacci in Haskell</text:p>
      <text:p text:style-name="adam_5f_code_5f_large">fibs <text:span text:style-name="symbol0_5f_haskell">::</text:span> [<text:span text:style-name="keyword3_5f_haskell">Int</text:span>]</text:p>
      <text:p text:style-name="adam_5f_code_5f_large">fibs <text:span text:style-name="symbol0_5f_haskell">=</text:span> <text:span text:style-name="number_5f_haskell">0</text:span> : <text:span text:style-name="number_5f_haskell">1</text:span> : [a <text:span text:style-name="symbol0_5f_haskell">+</text:span> b <text:span text:style-name="symbol0_5f_haskell">|</text:span> (a<text:span text:style-name="symbol0_5f_haskell">,</text:span> b) <text:span text:style-name="symbol0_5f_haskell">&lt;-</text:span> <text:span text:style-name="keyword2_5f_haskell">zip</text:span> fibs (<text:span text:style-name="keyword2_5f_haskell">tail</text:span> fibs)]</text:p>
      <text:p text:style-name="adam_5f_param"/>
      <text:p text:style-name="adam_5f_code"><text:span text:style-name="keyword2_5f_haskell">tail</text:span> [<text:span text:style-name="number_5f_haskell">1</text:span><text:span text:style-name="symbol0_5f_haskell">,</text:span> <text:span text:style-name="number_5f_haskell">2</text:span><text:span text:style-name="symbol0_5f_haskell">,</text:span> <text:span text:style-name="number_5f_haskell">3</text:span>] <text:span text:style-name="symbol0_5f_haskell">=</text:span> [<text:span text:style-name="number_5f_haskell">2</text:span><text:span text:style-name="symbol0_5f_haskell">,</text:span> <text:span text:style-name="number_5f_haskell">3</text:span>]</text:p>
      <text:p text:style-name="adam_5f_code"/>
      <text:p text:style-name="adam_5f_code"><text:bookmark text:name="aeaoofnhgocdbnbeljkmbjdmhbcokfdb-mousedown"/><text:span text:style-name="keyword2_5f_haskell">zip</text:span> [<text:span text:style-name="number_5f_haskell">1</text:span><text:span text:style-name="symbol0_5f_haskell">,</text:span> <text:span text:style-name="number_5f_haskell">2</text:span><text:span text:style-name="symbol0_5f_haskell">,</text:span> <text:span text:style-name="number_5f_haskell">3</text:span>] [<text:span text:style-name="string_5f_haskell">"one"</text:span><text:span text:style-name="symbol0_5f_haskell">,</text:span> <text:span text:style-name="string_5f_haskell">"two"</text:span><text:span text:style-name="symbol0_5f_haskell">,</text:span> <text:span text:style-name="string_5f_haskell">"three"</text:span>]</text:p>
      <text:p text:style-name="adam_5f_code"><text:span text:style-name="symbol0_5f_haskell"><text:s text:c="2"/>=</text:span> [(<text:span text:style-name="number_5f_haskell">1</text:span><text:span text:style-name="symbol0_5f_haskell">,</text:span> <text:span text:style-name="string_5f_haskell">"one"</text:span>)<text:span text:style-name="symbol0_5f_haskell">,</text:span> (<text:span text:style-name="number_5f_haskell">2</text:span><text:span text:style-name="symbol0_5f_haskell">,</text:span> <text:span text:style-name="string_5f_haskell">"two"</text:span>)<text:span text:style-name="symbol0_5f_haskell">,</text:span> (<text:span text:style-name="number_5f_haskell">3</text:span><text:span text:style-name="symbol0_5f_haskell">,</text:span> <text:span text:style-name="string_5f_haskell">"three"</text:span>)]</text:p>
      <text:p text:style-name="adam_5f_code"/>
      <text:p text:style-name="adam_5f_code">main <text:span text:style-name="symbol0_5f_haskell">=</text:span> <text:span text:style-name="keyword0_5f_haskell">do</text:span></text:p>
      <text:p text:style-name="adam_5f_code"><text:s text:c="8"/><text:span text:style-name="keyword2_5f_haskell">print</text:span> (fibs <text:span text:style-name="symbol0_5f_haskell">!!</text:span> <text:span text:style-name="number_5f_haskell">7</text:span>) <text:span text:style-name="comment0_5f_haskell">-- 13</text:span></text:p>
      <text:p text:style-name="adam_5f_title_5f_3"/>
      <text:p text:style-name="adam_5f_comments">这个实现对递归的运用相当精巧。充分显示了Haskell的lazy特质。</text:p>
      <text:p text:style-name="adam_5f_param"/>
      <text:p text:style-name="adam_5f_title_5f_1"><text:soft-page-break/>风格虽同，思想有别</text:p>
      <text:p text:style-name="adam_5f_param"/>
      <text:list xml:id="list35405724" text:continue-numbering="true" text:style-name="List_20_1">
        <text:list-item>
          <text:h text:style-name="adam_5f_list_5f_2" text:outline-level="1">Factorial in C++ with tail recursion</text:h>
        </text:list-item>
        <text:list-item>
          <text:h text:style-name="adam_5f_list_5f_2" text:outline-level="1">Factorial in Lua with proper tail recursion</text:h>
        </text:list-item>
      </text:list>
      <text:p text:style-name="adam_5f_param"/>
      <text:p text:style-name="P2">Factorial in C++ with tail recursion</text:p>
      <text:p text:style-name="adam_5f_param"/>
      <text:p text:style-name="adam_5f_code_5f_large"><text:span text:style-name="keyword3_5f_cpp"><text:span text:style-name="T1">size_t</text:span></text:span><text:span text:style-name="T1"> __fac</text:span><text:span text:style-name="symbol0_5f_cpp"><text:span text:style-name="T1">(</text:span></text:span><text:span text:style-name="keyword3_5f_cpp"><text:span text:style-name="T1">size_t</text:span></text:span><text:span text:style-name="T1"> acc, </text:span><text:span text:style-name="keyword3_5f_cpp"><text:span text:style-name="T1">size_t</text:span></text:span><text:span text:style-name="T1"> n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_5f_large"><text:span text:style-name="T1"><text:s text:c="4"/></text:span><text:span text:style-name="keyword0_5f_cpp"><text:span text:style-name="T1">if</text:span></text:span><text:span text:style-name="T1"> </text:span><text:span text:style-name="symbol0_5f_cpp"><text:span text:style-name="T1">(</text:span></text:span><text:span text:style-name="T1">n </text:span><text:span text:style-name="symbol1_5f_cpp"><text:span text:style-name="T1">==</text:span></text:span><text:span text:style-name="T1"> </text:span><text:span text:style-name="number_5f_cpp"><text:span text:style-name="T1">0</text:span></text:span><text:span text:style-name="symbol0_5f_cpp"><text:span text:style-name="T1">) { </text:span></text:span><text:span text:style-name="keyword0_5f_cpp"><text:span text:style-name="T1">return</text:span></text:span><text:span text:style-name="T1"> acc</text:span><text:span text:style-name="symbol4_5f_cpp"><text:span text:style-name="T1">; </text:span></text:span><text:span text:style-name="symbol0_5f_cpp"><text:span text:style-name="T1">}</text:span></text:span></text:p>
      <text:p text:style-name="adam_5f_code_5f_large"><text:span text:style-name="symbol4_5f_cpp"><text:span text:style-name="T1"><text:s text:c="4"/></text:span></text:span><text:span text:style-name="keyword0_5f_cpp"><text:span text:style-name="T1">return</text:span></text:span><text:span text:style-name="symbol4_5f_cpp"><text:span text:style-name="T1"> </text:span></text:span><text:span text:style-name="T1">__fac</text:span><text:span text:style-name="symbol0_5f_cpp"><text:span text:style-name="T1">(</text:span></text:span><text:span text:style-name="symbol4_5f_cpp"><text:span text:style-name="T1">acc </text:span></text:span><text:span text:style-name="symbol2_5f_cpp"><text:span text:style-name="T1">*</text:span></text:span><text:span text:style-name="symbol4_5f_cpp"><text:span text:style-name="T1"> n, n </text:span></text:span><text:span text:style-name="symbol2_5f_cpp"><text:span text:style-name="T1">-</text:span></text:span><text:span text:style-name="symbol4_5f_cpp"><text:span text:style-name="T1"> </text:span></text:span><text:span text:style-name="number_5f_cpp"><text:span text:style-name="T1">1</text:span></text:span><text:span text:style-name="symbol0_5f_cpp"><text:span text:style-name="T1">)</text:span></text:span><text:span text:style-name="symbol4_5f_cpp"><text:span text:style-name="T1">;</text:span></text:span></text:p>
      <text:p text:style-name="adam_5f_code_5f_large"><text:span text:style-name="symbol0_5f_cpp">}</text:span></text:p>
      <text:p text:style-name="adam_5f_code_5f_large"><text:span text:style-name="keyword3_5f_cpp"><text:span text:style-name="T1">size_t</text:span></text:span><text:span text:style-name="T1"> fac</text:span><text:span text:style-name="symbol0_5f_cpp"><text:span text:style-name="T1">(</text:span></text:span><text:span text:style-name="keyword3_5f_cpp"><text:span text:style-name="T1">size_t</text:span></text:span><text:span text:style-name="T1"> n</text:span><text:span text:style-name="symbol0_5f_cpp"><text:span text:style-name="T1">)</text:span></text:span><text:span text:style-name="T1"> </text:span><text:span text:style-name="symbol0_5f_cpp"><text:span text:style-name="T1">{</text:span></text:span></text:p>
      <text:p text:style-name="adam_5f_code_5f_large"><text:span text:style-name="T1"><text:s text:c="4"/></text:span><text:span text:style-name="keyword0_5f_cpp"><text:span text:style-name="T1">return</text:span></text:span><text:span text:style-name="T1"> n </text:span><text:span text:style-name="symbol1_5f_cpp"><text:span text:style-name="T1">==</text:span></text:span><text:span text:style-name="T1"> </text:span><text:span text:style-name="number_5f_cpp"><text:span text:style-name="T1">0</text:span></text:span><text:span text:style-name="T1"> </text:span><text:span text:style-name="symbol4_5f_cpp"><text:span text:style-name="T1">?</text:span></text:span><text:span text:style-name="T1"> </text:span><text:span text:style-name="number_5f_cpp"><text:span text:style-name="T1">1</text:span></text:span><text:span text:style-name="T1"> </text:span><text:span text:style-name="symbol4_5f_cpp"><text:span text:style-name="T1">:</text:span></text:span><text:span text:style-name="T1"> __fac</text:span><text:span text:style-name="symbol0_5f_cpp"><text:span text:style-name="T1">(</text:span></text:span><text:span text:style-name="T1">n, n </text:span><text:span text:style-name="symbol2_5f_cpp"><text:span text:style-name="T1">-</text:span></text:span><text:span text:style-name="T1"> </text:span><text:span text:style-name="number_5f_cpp"><text:span text:style-name="T1">1</text:span></text:span><text:span text:style-name="symbol0_5f_cpp"><text:span text:style-name="T1">)</text:span></text:span><text:span text:style-name="symbol4_5f_cpp"><text:span text:style-name="T1">;</text:span></text:span></text:p>
      <text:p text:style-name="adam_5f_code_5f_large"><text:span text:style-name="symbol0_5f_cpp"><text:span text:style-name="T1">}</text:span></text:span></text:p>
      <text:p text:style-name="adam_5f_param"/>
      <text:p text:style-name="adam_5f_param"/>
      <text:p text:style-name="adam_5f_comments">使用了尾递归，可惜对C++来说，效率并不会有所改善。</text:p>
      <text:p text:style-name="P2">Factorial in Lua with proper tail recursion</text:p>
      <text:p text:style-name="adam_5f_param"/>
      <text:p text:style-name="adam_5f_code"><text:span text:style-name="keyword0_5f_lua">function</text:span> fac<text:span text:style-name="symbol0_5f_lua">(</text:span>n<text:span text:style-name="symbol0_5f_lua">)</text:span></text:p>
      <text:p text:style-name="adam_5f_code"><text:s text:c="4"/><text:span text:style-name="keyword0_5f_lua">function</text:span> __fac<text:span text:style-name="symbol0_5f_lua">(</text:span>acc, n<text:span text:style-name="symbol0_5f_lua">)</text:span></text:p>
      <text:p text:style-name="adam_5f_code"><text:s text:c="8"/><text:span text:style-name="keyword0_5f_lua">if</text:span> n <text:span text:style-name="symbol0_5f_lua">==</text:span> <text:span text:style-name="number_5f_lua">0</text:span> <text:span text:style-name="keyword0_5f_lua">then</text:span></text:p>
      <text:p text:style-name="adam_5f_code"><text:s text:c="12"/><text:span text:style-name="keyword0_5f_lua">return</text:span> acc</text:p>
      <text:p text:style-name="adam_5f_code"><text:s text:c="8"/><text:span text:style-name="keyword0_5f_lua">else</text:span></text:p>
      <text:p text:style-name="adam_5f_code"><text:s text:c="12"/><text:span text:style-name="keyword0_5f_lua">return</text:span> __fac<text:span text:style-name="symbol0_5f_lua">(</text:span>acc <text:span text:style-name="symbol0_5f_lua">*</text:span> n, n - <text:span text:style-name="number_5f_lua">1</text:span><text:span text:style-name="symbol0_5f_lua">)</text:span></text:p>
      <text:p text:style-name="adam_5f_code"><text:s text:c="8"/><text:span text:style-name="keyword0_5f_lua">end</text:span></text:p>
      <text:p text:style-name="adam_5f_code"><text:s text:c="4"/><text:span text:style-name="keyword0_5f_lua">end</text:span></text:p>
      <text:p text:style-name="adam_5f_code"><text:s text:c="4"/><text:span text:style-name="keyword0_5f_lua">return</text:span> n <text:span text:style-name="symbol0_5f_lua">==</text:span> <text:span text:style-name="number_5f_lua">0</text:span> <text:span text:style-name="keyword0_5f_lua">and</text:span> <text:span text:style-name="number_5f_lua">1</text:span> <text:span text:style-name="keyword0_5f_lua">or</text:span> __fac<text:span text:style-name="symbol0_5f_lua">(</text:span>n, n - <text:span text:style-name="number_5f_lua">1</text:span><text:span text:style-name="symbol0_5f_lua">)</text:span></text:p>
      <text:p text:style-name="adam_5f_code"><text:span text:style-name="keyword0_5f_lua">end</text:span></text:p>
      <text:p text:style-name="adam_5f_title_5f_3"/>
      <text:p text:style-name="adam_5f_comments">因为Lua对尾调用/递归有优化（即严格尾调用/递归），所以效率和迭代相仿。</text:p>
      <text:p text:style-name="adam_5f_title_5f_1"><text:soft-page-break/>尾调用/递归</text:p>
      <text:p text:style-name="adam_5f_title_5f_3"/>
      <text:p text:style-name="adam_5f_quote">A tail call is a subroutine call that happens inside another procedure and that produces a return value, which is then immediately returned by the calling procedure. </text:p>
      <text:p text:style-name="adam_5f_quote"/>
      <text:p text:style-name="adam_5f_quote">If a subroutine performs a tail call to itself, it is called tail-recursive.</text:p>
      <text:p text:style-name="adam_5f_param"/>
      <text:p text:style-name="adam_5f_param"/>
      <text:p text:style-name="P2">Tail call/recursion examples</text:p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adam_5f_code">function foo(data)</text:p>
            <text:p text:style-name="adam_5f_code"><text:s text:c="3"/><text:span text:style-name="T3">A</text:span>(data);</text:p>
            <text:p text:style-name="adam_5f_code"><text:s text:c="3"/>return <text:span text:style-name="T4">B</text:span>(data);</text:p>
          </table:table-cell>
          <table:table-cell table:style-name="表格1.B1" office:value-type="string">
            <text:p text:style-name="Table_20_Contents"/>
            <text:p text:style-name="Table_20_Contents">B is a tail call.</text:p>
            <text:p text:style-name="Table_20_Contents">A is not.</text:p>
          </table:table-cell>
        </table:table-row>
        <table:table-row>
          <table:table-cell table:style-name="表格1.A2" office:value-type="string">
            <text:p text:style-name="adam_5f_code"><text:bookmark text:name="aeaoofnhgocdbnbeljkmbjdmhbcokfdb-mousedown3"/>function bar(data)</text:p>
            <text:p text:style-name="adam_5f_code"><text:s text:c="4"/>if <text:span text:style-name="T3">A</text:span>(data)</text:p>
            <text:p text:style-name="adam_5f_code"><text:s text:c="7"/>return <text:span text:style-name="T4">B</text:span>(data);</text:p>
            <text:p text:style-name="adam_5f_code"><text:s text:c="4"/>else</text:p>
            <text:p text:style-name="adam_5f_code"><text:s text:c="7"/>return <text:span text:style-name="T4">C</text:span>(data);</text:p>
          </table:table-cell>
          <table:table-cell table:style-name="表格1.B2" office:value-type="string">
            <text:p text:style-name="Table_20_Contents">B and C both are tail calls.</text:p>
            <text:p text:style-name="Table_20_Contents">A is not.</text:p>
          </table:table-cell>
        </table:table-row>
      </table:table>
      <text:p text:style-name="adam_5f_param"/>
      <text:p text:style-name="P2">Tail call/recursion examples (cont.)</text:p>
      <text:p text:style-name="adam_5f_param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adam_5f_code">function foo(data)</text:p>
            <text:p text:style-name="adam_5f_code"><text:s text:c="3"/>return <text:span text:style-name="T3">A</text:span>(data) + 1;</text:p>
          </table:table-cell>
          <table:table-cell table:style-name="表格2.B1" office:value-type="string">
            <text:p text:style-name="Table_20_Contents">A is not a tail call.</text:p>
          </table:table-cell>
        </table:table-row>
        <table:table-row>
          <table:table-cell table:style-name="表格2.A2" office:value-type="string">
            <text:p text:style-name="adam_5f_code">function foo(data)</text:p>
            <text:p text:style-name="adam_5f_code"><text:s text:c="3"/>var ret = <text:span text:style-name="T3">A</text:span>(data);</text:p>
            <text:p text:style-name="adam_5f_code"><text:s text:c="3"/>return (ret == 0) ? 1 : ret;</text:p>
          </table:table-cell>
          <table:table-cell table:style-name="表格2.B2" office:value-type="string">
            <text:p text:style-name="Table_20_Contents">A is not a tail call.</text:p>
            <text:p text:style-name="Table_20_Contents"/>
          </table:table-cell>
        </table:table-row>
      </table:table>
      <text:p text:style-name="adam_5f_title_5f_2"><text:span text:style-name="keyword0_5f_lua"/></text:p>
      <text:p text:style-name="adam_5f_title_5f_1"><text:span text:style-name="keyword0_5f_lua"/></text:p>
      <text:p text:style-name="P1">函数作为第一级对象</text:p>
      <text:p text:style-name="adam_5f_quote_5f_from">– SICP</text:p>
      <text:p text:style-name="adam_5f_quote">In general, programming languages impose restrictions on the ways in which computational elements can be manipulated.</text:p>
      <text:p text:style-name="adam_5f_quote">Elements with the fewest restrictions are said to have<text:bookmark text:name="%_idx_1218"/> <text:span text:style-name="Strong_20_Emphasis">first-class </text:span>status. Some of the “rights and privileges” of first-class elements are:</text:p>
      <text:p text:style-name="adam_5f_param"/>
      <text:list xml:id="list35406771" text:continue-numbering="true" text:style-name="List_20_1">
        <text:list-item>
          <text:p text:style-name="adam_5f_list"><text:bookmark text:name="aeaoofnhgocdbnbeljkmbjdmhbcokfdb-mousedown2"/>They may be named by variables.</text:p>
        </text:list-item>
        <text:list-item>
          <text:p text:style-name="adam_5f_list">They may be passed as arguments to procedures.</text:p>
        </text:list-item>
        <text:list-item>
          <text:p text:style-name="adam_5f_list">They may be returned as the results of procedures.</text:p>
        </text:list-item>
        <text:list-item>
          <text:p text:style-name="adam_5f_list">They may be included in data structures.</text:p>
        </text:list-item>
      </text:list>
      <text:p text:style-name="adam_5f_param"/>
      <text:p text:style-name="adam_5f_param"/>
      <text:p text:style-name="P2">Lambda expression</text:p>
      <text:p text:style-name="adam_5f_comments">可以简单地理解成匿名函数（anonymous function）。</text:p>
      <text:p text:style-name="adam_5f_param"/>
      <text:p text:style-name="adam_5f_code"><text:span text:style-name="keyword3_5f_cpp"><text:span text:style-name="T1">int</text:span></text:span><text:span text:style-name="T1"> A</text:span><text:span text:style-name="symbol0_5f_cpp"><text:span text:style-name="T1">[]</text:span></text:span><text:span text:style-name="T1"> </text:span><text:span text:style-name="symbol1_5f_cpp"><text:span text:style-name="T1">=</text:span></text:span><text:span text:style-name="T1"> </text:span><text:span text:style-name="symbol0_5f_cpp"><text:span text:style-name="T1">{</text:span></text:span><text:span text:style-name="number_5f_cpp"><text:span text:style-name="T1">1</text:span></text:span><text:span text:style-name="T1">, </text:span><text:span text:style-name="number_5f_cpp"><text:span text:style-name="T1">2</text:span></text:span><text:span text:style-name="T1">, </text:span><text:span text:style-name="number_5f_cpp"><text:span text:style-name="T1">3</text:span></text:span><text:span text:style-name="T1">, </text:span><text:span text:style-name="number_5f_cpp"><text:span text:style-name="T1">4</text:span></text:span><text:span text:style-name="T1">, </text:span><text:span text:style-name="number_5f_cpp"><text:span text:style-name="T1">5</text:span></text:span><text:span text:style-name="symbol0_5f_cpp"><text:span text:style-name="T1">}</text:span></text:span><text:span text:style-name="symbol4_5f_cpp"><text:span text:style-name="T1">;</text:span></text:span></text:p>
      <text:p text:style-name="adam_5f_code"><text:span text:style-name="comment0_5f_cpp"><text:span text:style-name="T1">// Before C++0x</text:span></text:span></text:p>
      <text:p text:style-name="adam_5f_code"><text:span text:style-name="keyword3_5f_cpp"><text:span text:style-name="T1">int</text:span></text:span><text:span text:style-name="T1"> multiply</text:span><text:span text:style-name="symbol0_5f_cpp"><text:span text:style-name="T1">(</text:span></text:span><text:span text:style-name="keyword3_5f_cpp"><text:span text:style-name="T1">int</text:span></text:span><text:span text:style-name="T1"> x, </text:span><text:span text:style-name="keyword3_5f_cpp"><text:span text:style-name="T1">int</text:span></text:span><text:span text:style-name="T1"> y</text:span><text:span text:style-name="symbol0_5f_cpp"><text:span text:style-name="T1">)</text:span></text:span><text:span text:style-name="T1"> </text:span><text:span text:style-name="symbol0_5f_cpp"><text:span text:style-name="T1">{</text:span></text:span><text:span text:style-name="T1"> </text:span><text:span text:style-name="keyword0_5f_cpp"><text:span text:style-name="T1">return</text:span></text:span><text:span text:style-name="T1"> x </text:span><text:span text:style-name="symbol2_5f_cpp"><text:span text:style-name="T1">*</text:span></text:span><text:span text:style-name="T1"> y</text:span><text:span text:style-name="symbol4_5f_cpp"><text:span text:style-name="T1">;</text:span></text:span><text:span text:style-name="T1"> </text:span><text:span text:style-name="symbol0_5f_cpp"><text:span text:style-name="T1">}</text:span></text:span></text:p>
      <text:p text:style-name="adam_5f_code"><text:span text:style-name="T1">accumulate</text:span><text:span text:style-name="symbol0_5f_cpp"><text:span text:style-name="T1">(</text:span></text:span><text:span text:style-name="T1">A, A </text:span><text:span text:style-name="symbol2_5f_cpp"><text:span text:style-name="T1">+</text:span></text:span><text:span text:style-name="T1"> 5, </text:span><text:span text:style-name="number_5f_cpp"><text:span text:style-name="T1">1</text:span></text:span><text:span text:style-name="T1">, multiply</text:span><text:span text:style-name="symbol0_5f_cpp"><text:span text:style-name="T1">)</text:span></text:span><text:span text:style-name="symbol4_5f_cpp"><text:span text:style-name="T1">;</text:span></text:span><text:span text:style-name="T1"> </text:span><text:span text:style-name="comment0_5f_cpp"><text:span text:style-name="T1">// 120</text:span></text:span></text:p>
      <text:p text:style-name="adam_5f_code"><text:span text:style-name="comment0_5f_cpp"><text:span text:style-name="T1">// C++0x</text:span></text:span></text:p>
      <text:p text:style-name="adam_5f_code"><text:span text:style-name="T1">accumulate</text:span><text:span text:style-name="symbol0_5f_cpp"><text:span text:style-name="T1">(</text:span></text:span><text:span text:style-name="T1">A, A </text:span><text:span text:style-name="symbol2_5f_cpp"><text:span text:style-name="T1">+</text:span></text:span><text:span text:style-name="T1"> </text:span><text:span text:style-name="number_5f_cpp"><text:span text:style-name="T1">5</text:span></text:span><text:span text:style-name="T1">, </text:span><text:span text:style-name="number_5f_cpp"><text:span text:style-name="T1">1</text:span></text:span><text:span text:style-name="T1">, </text:span><text:span text:style-name="symbol0_5f_cpp"><text:span text:style-name="T1">[](</text:span></text:span><text:span text:style-name="keyword3_5f_cpp"><text:span text:style-name="T1">int</text:span></text:span><text:span text:style-name="T1"> x, </text:span><text:span text:style-name="keyword3_5f_cpp"><text:span text:style-name="T1">int</text:span></text:span><text:span text:style-name="T1"> y</text:span><text:span text:style-name="symbol0_5f_cpp"><text:span text:style-name="T1">)</text:span></text:span><text:span text:style-name="T1"> </text:span><text:span text:style-name="symbol0_5f_cpp"><text:span text:style-name="T1">{</text:span></text:span><text:span text:style-name="T1"> </text:span><text:span text:style-name="keyword0_5f_cpp"><text:span text:style-name="T1">return</text:span></text:span><text:span text:style-name="T1"> x </text:span><text:span text:style-name="symbol2_5f_cpp"><text:span text:style-name="T1">*</text:span></text:span><text:span text:style-name="T1"> y</text:span><text:span text:style-name="symbol4_5f_cpp"><text:span text:style-name="T1">;</text:span></text:span><text:span text:style-name="T1"> </text:span><text:span text:style-name="symbol0_5f_cpp"><text:span text:style-name="T1">})</text:span></text:span><text:span text:style-name="symbol4_5f_cpp"><text:span text:style-name="T1">;</text:span></text:span></text:p>
      <text:p text:style-name="adam_5f_param"><text:span text:style-name="comment0_5f_cpp"><text:span text:style-name="T1"/></text:span></text:p>
      <text:p text:style-name="adam_5f_code"><text:span text:style-name="symbol0_5f_scheme"><text:span text:style-name="T1">(</text:span></text:span><text:span text:style-name="T1">fold</text:span><text:span text:style-name="symbol0_5f_scheme"><text:span text:style-name="T1">-</text:span></text:span><text:span text:style-name="T1">left </text:span><text:span text:style-name="symbol0_5f_scheme"><text:span text:style-name="T2">(</text:span></text:span><text:span text:style-name="keyword0_5f_scheme"><text:span text:style-name="T2">lambda</text:span></text:span><text:span text:style-name="T2"> </text:span><text:span text:style-name="symbol0_5f_scheme"><text:span text:style-name="T2">(</text:span></text:span><text:span text:style-name="T2">x y</text:span><text:span text:style-name="symbol0_5f_scheme"><text:span text:style-name="T2">)</text:span></text:span><text:span text:style-name="T2"> </text:span><text:span text:style-name="symbol0_5f_scheme"><text:span text:style-name="T2">(*</text:span></text:span><text:span text:style-name="T2"> x y</text:span><text:span text:style-name="symbol0_5f_scheme"><text:span text:style-name="T2">))</text:span></text:span><text:span text:style-name="T1"> </text:span><text:span text:style-name="number_5f_scheme"><text:span text:style-name="T1">1</text:span></text:span><text:span text:style-name="T1"> '</text:span><text:span text:style-name="symbol0_5f_scheme"><text:span text:style-name="T1">(</text:span></text:span><text:span text:style-name="number_5f_scheme"><text:span text:style-name="T1">1</text:span></text:span><text:span text:style-name="T1"> </text:span><text:span text:style-name="number_5f_scheme"><text:span text:style-name="T1">2</text:span></text:span><text:span text:style-name="T1"> </text:span><text:span text:style-name="number_5f_scheme"><text:span text:style-name="T1">3</text:span></text:span><text:span text:style-name="T1"> </text:span><text:span text:style-name="number_5f_scheme"><text:span text:style-name="T1">4</text:span></text:span><text:span text:style-name="T1"> </text:span><text:span text:style-name="number_5f_scheme"><text:span text:style-name="T1">5</text:span></text:span><text:span text:style-name="symbol0_5f_scheme"><text:span text:style-name="T1">)))</text:span></text:span></text:p>
      <text:p text:style-name="adam_5f_code"><text:span text:style-name="comment0_5f_scheme"><text:span text:style-name="T1">; 其实可以这样写：</text:span></text:span></text:p>
      <text:p text:style-name="adam_5f_code"><text:span text:style-name="symbol0_5f_scheme"><text:span text:style-name="T1">(</text:span></text:span><text:span text:style-name="T1">fold</text:span><text:span text:style-name="symbol0_5f_scheme"><text:span text:style-name="T1">-</text:span></text:span><text:span text:style-name="T1">left </text:span><text:span text:style-name="symbol0_5f_scheme"><text:span text:style-name="T2">*</text:span></text:span><text:span text:style-name="T1"> </text:span><text:span text:style-name="number_5f_scheme"><text:span text:style-name="T1">1</text:span></text:span><text:span text:style-name="T1"> '</text:span><text:span text:style-name="symbol0_5f_scheme"><text:span text:style-name="T1">(</text:span></text:span><text:span text:style-name="number_5f_scheme"><text:span text:style-name="T1">1</text:span></text:span><text:span text:style-name="T1"> </text:span><text:span text:style-name="number_5f_scheme"><text:span text:style-name="T1">2</text:span></text:span><text:span text:style-name="T1"> </text:span><text:span text:style-name="number_5f_scheme"><text:span text:style-name="T1">3</text:span></text:span><text:span text:style-name="T1"> </text:span><text:span text:style-name="number_5f_scheme"><text:span text:style-name="T1">4</text:span></text:span><text:span text:style-name="T1"> </text:span><text:span text:style-name="number_5f_scheme"><text:span text:style-name="T1">5</text:span></text:span><text:span text:style-name="symbol0_5f_scheme"><text:span text:style-name="T1">)))</text:span></text:span></text:p>
      <text:p text:style-name="P2">Closure</text:p>
      <text:list xml:id="list35390945" text:style-name="L1">
        <text:list-item>
          <text:p text:style-name="P5">SICP</text:p>
        </text:list-item>
      </text:list>
      <text:p text:style-name="adam_5f_quote">A closure is an implementation technique for representing procedures with free variables.</text:p>
      <text:p text:style-name="adam_5f_param"/>
      <text:p text:style-name="adam_5f_quote_5f_from">– 郑晖《冒号课堂》</text:p>
      <text:p text:style-name="adam_5f_quote">包：函数与其周围的环境变量捆绑打包；</text:p>
      <text:p text:style-name="adam_5f_quote">闭：这些变量是封闭的，只能为该函数所专用。</text:p>
      <text:p text:style-name="P3"/>
      <text:p text:style-name="adam_5f_quote_5f_from">– SICP （实现上的代价）</text:p>
      <text:p text:style-name="adam_5f_quote">The major implementation cost of first-class procedures is that allowing procedures to be returned as values requires reserving storage for a procedure's free variables even while the procedure is not executing.</text:p>
      <text:p text:style-name="P4"/>
      <text:p text:style-name="P2">First-class function in Lua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adam_5f_code_5f_large"><text:span text:style-name="keyword0_5f_lua">function</text:span> newCounter <text:span text:style-name="symbol0_5f_lua">(</text:span>step<text:span text:style-name="symbol0_5f_lua">)</text:span></text:p>
            <text:p text:style-name="adam_5f_code_5f_large"><text:s text:c="4"/><text:span text:style-name="keyword0_5f_lua">local</text:span> i <text:span text:style-name="symbol0_5f_lua">=</text:span> <text:span text:style-name="number_5f_lua">0</text:span></text:p>
            <text:p text:style-name="adam_5f_code_5f_large"><text:s text:c="4"/><text:span text:style-name="keyword0_5f_lua">return</text:span> <text:span text:style-name="keyword0_5f_lua">function</text:span> <text:span text:style-name="symbol0_5f_lua">()</text:span></text:p>
            <text:p text:style-name="adam_5f_code_5f_large"><text:s text:c="8"/>i <text:span text:style-name="symbol0_5f_lua">=</text:span> step<text:span text:style-name="symbol0_5f_lua">(</text:span>i<text:span text:style-name="symbol0_5f_lua">)</text:span></text:p>
            <text:p text:style-name="adam_5f_code_5f_large"><text:s text:c="8"/><text:span text:style-name="keyword0_5f_lua">return</text:span> i</text:p>
            <text:p text:style-name="adam_5f_code_5f_large"><text:s text:c="4"/><text:span text:style-name="keyword0_5f_lua">end</text:span></text:p>
            <text:p text:style-name="adam_5f_code_5f_large"><text:span text:style-name="keyword0_5f_lua">end</text:span></text:p>
          </table:table-cell>
          <table:table-cell table:style-name="表格3.B1" office:value-type="string">
            <text:p text:style-name="adam_5f_code">c1 <text:span text:style-name="symbol0_5f_lua">=</text:span> newCounter<text:span text:style-name="symbol0_5f_lua">(</text:span><text:span text:style-name="keyword0_5f_lua">function</text:span> <text:span text:style-name="symbol0_5f_lua">(</text:span>i<text:span text:style-name="symbol0_5f_lua">)</text:span></text:p>
            <text:p text:style-name="adam_5f_code"><text:s text:c="4"/>i <text:span text:style-name="symbol0_5f_lua">=</text:span> i + <text:span text:style-name="number_5f_lua">1</text:span></text:p>
            <text:p text:style-name="adam_5f_code"><text:s text:c="4"/><text:span text:style-name="keyword0_5f_lua">return</text:span> i</text:p>
            <text:p text:style-name="adam_5f_code"><text:span text:style-name="keyword0_5f_lua">end</text:span><text:span text:style-name="symbol0_5f_lua">)</text:span></text:p>
            <text:p text:style-name="adam_5f_code"><text:span text:style-name="keyword0_5f_lua">print</text:span><text:span text:style-name="symbol0_5f_lua">(</text:span>c1<text:span text:style-name="symbol0_5f_lua">())</text:span> <text:s/><text:span text:style-name="comment0_5f_lua">--&gt; 1</text:span></text:p>
            <text:p text:style-name="adam_5f_code"><text:span text:style-name="keyword0_5f_lua">print</text:span><text:span text:style-name="symbol0_5f_lua">(</text:span>c1<text:span text:style-name="symbol0_5f_lua">())</text:span> <text:s/><text:span text:style-name="comment0_5f_lua">--&gt; 2</text:span></text:p>
            <text:p text:style-name="adam_5f_code"><text:span text:style-name="comment0_5f_lua"/></text:p>
            <text:p text:style-name="adam_5f_code">c2 <text:span text:style-name="symbol0_5f_lua">=</text:span> newCounter<text:span text:style-name="symbol0_5f_lua">(</text:span><text:span text:style-name="keyword0_5f_lua">function</text:span> <text:span text:style-name="symbol0_5f_lua">(</text:span>i<text:span text:style-name="symbol0_5f_lua">)</text:span></text:p>
            <text:p text:style-name="adam_5f_code"><text:s text:c="4"/>i <text:span text:style-name="symbol0_5f_lua">=</text:span> i + <text:span text:style-name="number_5f_lua">2</text:span></text:p>
            <text:p text:style-name="adam_5f_code"><text:s text:c="4"/><text:span text:style-name="keyword0_5f_lua">return</text:span> i</text:p>
            <text:p text:style-name="adam_5f_code"><text:span text:style-name="keyword0_5f_lua">end</text:span><text:span text:style-name="symbol0_5f_lua">)</text:span></text:p>
            <text:p text:style-name="adam_5f_code"><text:span text:style-name="keyword0_5f_lua">print</text:span><text:span text:style-name="symbol0_5f_lua">(</text:span>c2<text:span text:style-name="symbol0_5f_lua">())</text:span> <text:s/><text:span text:style-name="comment0_5f_lua">--&gt; 2</text:span></text:p>
            <text:p text:style-name="adam_5f_code"><text:span text:style-name="keyword0_5f_lua">print</text:span><text:span text:style-name="symbol0_5f_lua">(</text:span>c1<text:span text:style-name="symbol0_5f_lua">())</text:span> <text:s/><text:span text:style-name="comment0_5f_lua">--&gt; 3</text:span></text:p>
            <text:p text:style-name="adam_5f_code"><text:span text:style-name="keyword0_5f_lua">print</text:span><text:span text:style-name="symbol0_5f_lua">(</text:span><text:span text:style-name="comment0_5f_lua">c2</text:span><text:span text:style-name="symbol0_5f_lua">())</text:span><text:span text:style-name="comment0_5f_lua"> <text:s/></text:span><text:span text:style-name="comment0_5f_lua">--&gt; 4</text:span></text:p>
          </table:table-cell>
        </table:table-row>
      </table:table>
      <text:p text:style-name="adam_5f_title_5f_3"><text:soft-page-break/>First-class function in C#</text:p>
      <text:p text:style-name="Standard"/>
      <text:p text:style-name="adam_5f_code_5f_large"><text:span text:style-name="keyword0_5f_csharp">public</text:span> <text:span text:style-name="keyword0_5f_csharp">static</text:span> Func<text:span text:style-name="symbol0_5f_csharp">&lt;</text:span><text:span text:style-name="keyword3_5f_csharp">int</text:span><text:span text:style-name="symbol0_5f_csharp">&gt;</text:span> newCounter<text:span text:style-name="symbol0_5f_csharp">(</text:span>Func<text:span text:style-name="symbol0_5f_csharp">&lt;</text:span><text:span text:style-name="keyword3_5f_csharp">int</text:span>, <text:span text:style-name="keyword3_5f_csharp">int</text:span><text:span text:style-name="symbol0_5f_csharp">&gt;</text:span> step<text:span text:style-name="symbol0_5f_csharp">)</text:span></text:p>
      <text:p text:style-name="adam_5f_code_5f_large"><text:span text:style-name="symbol0_5f_csharp">{</text:span></text:p>
      <text:p text:style-name="adam_5f_code_5f_large"><text:s text:c="4"/>var i <text:span text:style-name="symbol0_5f_csharp">=</text:span> <text:span text:style-name="number_5f_csharp">0</text:span><text:span text:style-name="symbol0_5f_csharp">;</text:span></text:p>
      <text:p text:style-name="adam_5f_code_5f_large"><text:s text:c="4"/>Func<text:span text:style-name="symbol0_5f_csharp">&lt;</text:span><text:span text:style-name="keyword3_5f_csharp">int</text:span><text:span text:style-name="symbol0_5f_csharp">&gt;</text:span> inc <text:span text:style-name="symbol0_5f_csharp">=</text:span> <text:span text:style-name="keyword3_5f_csharp">delegate</text:span><text:span text:style-name="symbol0_5f_csharp">()</text:span></text:p>
      <text:p text:style-name="adam_5f_code_5f_large"><text:s text:c="4"/><text:span text:style-name="symbol0_5f_csharp">{</text:span></text:p>
      <text:p text:style-name="adam_5f_code_5f_large"><text:s text:c="8"/>i <text:span text:style-name="symbol0_5f_csharp">=</text:span> step<text:span text:style-name="symbol0_5f_csharp">(</text:span>i<text:span text:style-name="symbol0_5f_csharp">);</text:span></text:p>
      <text:p text:style-name="adam_5f_code_5f_large"><text:s text:c="8"/><text:span text:style-name="keyword0_5f_csharp">return</text:span> i<text:span text:style-name="symbol0_5f_csharp">;</text:span></text:p>
      <text:p text:style-name="adam_5f_code_5f_large"><text:s text:c="4"/><text:span text:style-name="symbol0_5f_csharp">};</text:span></text:p>
      <text:p text:style-name="adam_5f_code_5f_large"><text:s text:c="4"/><text:span text:style-name="keyword0_5f_csharp">return</text:span> inc<text:span text:style-name="symbol0_5f_csharp">;</text:span></text:p>
      <text:p text:style-name="adam_5f_code_5f_large"><text:span text:style-name="symbol0_5f_csharp">}</text:span></text:p>
      <text:p text:style-name="adam_5f_param"/>
      <text:p text:style-name="P2">First-class function in C# (cont.)</text:p>
      <text:p text:style-name="adam_5f_title_5f_3"/>
      <text:p text:style-name="adam_5f_code"><text:span text:style-name="keyword0_5f_csharp">static</text:span> <text:span text:style-name="keyword0_5f_csharp">void</text:span> Main<text:span text:style-name="symbol0_5f_csharp">(</text:span><text:span text:style-name="keyword3_5f_csharp">string</text:span><text:span text:style-name="symbol0_5f_csharp">[]</text:span> args<text:span text:style-name="symbol0_5f_csharp">)</text:span></text:p>
      <text:p text:style-name="adam_5f_code"><text:span text:style-name="symbol0_5f_csharp">{</text:span></text:p>
      <text:p text:style-name="adam_5f_code"><text:s text:c="4"/>var c1 <text:span text:style-name="symbol0_5f_csharp">=</text:span> newCounter<text:span text:style-name="symbol0_5f_csharp">(</text:span><text:span text:style-name="keyword3_5f_csharp">delegate</text:span><text:span text:style-name="symbol0_5f_csharp">(</text:span><text:span text:style-name="keyword3_5f_csharp">int</text:span> i<text:span text:style-name="symbol0_5f_csharp">)</text:span> <text:span text:style-name="symbol0_5f_csharp">{</text:span> <text:span text:style-name="keyword0_5f_csharp">return</text:span> i <text:span text:style-name="symbol0_5f_csharp">+</text:span> <text:span text:style-name="number_5f_csharp">1</text:span><text:span text:style-name="symbol0_5f_csharp">;</text:span> <text:span text:style-name="symbol0_5f_csharp">});</text:span></text:p>
      <text:p text:style-name="adam_5f_code"><text:s text:c="4"/>Console.<text:span text:style-name="member0_5f_csharp">WriteLine</text:span><text:span text:style-name="symbol0_5f_csharp">(</text:span>c1<text:span text:style-name="symbol0_5f_csharp">());</text:span> <text:span text:style-name="comment0_5f_csharp">// 1</text:span></text:p>
      <text:p text:style-name="adam_5f_code"><text:s text:c="4"/>Console.<text:span text:style-name="member0_5f_csharp">WriteLine</text:span><text:span text:style-name="symbol0_5f_csharp">(</text:span>c1<text:span text:style-name="symbol0_5f_csharp">());</text:span> <text:span text:style-name="comment0_5f_csharp">// 2</text:span></text:p>
      <text:p text:style-name="adam_5f_code"/>
      <text:p text:style-name="adam_5f_code"><text:s text:c="4"/>var c2 <text:span text:style-name="symbol0_5f_csharp">=</text:span> newCounter<text:span text:style-name="symbol0_5f_csharp">(</text:span><text:span text:style-name="keyword3_5f_csharp">delegate</text:span><text:span text:style-name="symbol0_5f_csharp">(</text:span><text:span text:style-name="keyword3_5f_csharp">int</text:span> i<text:span text:style-name="symbol0_5f_csharp">)</text:span> <text:span text:style-name="symbol0_5f_csharp">{</text:span> <text:span text:style-name="keyword0_5f_csharp">return</text:span> i <text:span text:style-name="symbol0_5f_csharp">+</text:span> <text:span text:style-name="number_5f_csharp">2</text:span><text:span text:style-name="symbol0_5f_csharp">;</text:span> <text:span text:style-name="symbol0_5f_csharp">});</text:span></text:p>
      <text:p text:style-name="adam_5f_code"><text:s text:c="4"/>Console.<text:span text:style-name="member0_5f_csharp">WriteLine</text:span><text:span text:style-name="symbol0_5f_csharp">(</text:span>c2<text:span text:style-name="symbol0_5f_csharp">());</text:span> <text:span text:style-name="comment0_5f_csharp">// 2</text:span></text:p>
      <text:p text:style-name="adam_5f_code"><text:s text:c="4"/>Console.<text:span text:style-name="member0_5f_csharp">WriteLine</text:span><text:span text:style-name="symbol0_5f_csharp">(</text:span>c1<text:span text:style-name="symbol0_5f_csharp">());</text:span> <text:span text:style-name="comment0_5f_csharp">// 3</text:span></text:p>
      <text:p text:style-name="adam_5f_code"><text:s text:c="4"/>Console.<text:span text:style-name="member0_5f_csharp">WriteLine</text:span><text:span text:style-name="symbol0_5f_csharp">(</text:span>c2<text:span text:style-name="symbol0_5f_csharp">());</text:span> <text:span text:style-name="comment0_5f_csharp">// 4</text:span></text:p>
      <text:p text:style-name="adam_5f_code"><text:span text:style-name="symbol0_5f_csharp">}</text:span></text:p>
      <text:p text:style-name="P4"/>
      <text:p text:style-name="P4"><text:soft-page-break/>First-class function in C++0x</text:p>
      <text:p text:style-name="adam_5f_code"><text:span text:style-name="comment1_5f_cpp">#include &lt;functional&gt;</text:span></text:p>
      <text:p text:style-name="adam_5f_code"><text:span text:style-name="keyword1_5f_cpp">using</text:span> <text:span text:style-name="keyword1_5f_cpp">namespace</text:span> std<text:span text:style-name="symbol4_5f_cpp">;</text:span></text:p>
      <text:p text:style-name="adam_5f_code">function<text:span text:style-name="symbol1_5f_cpp">&lt;</text:span><text:span text:style-name="keyword3_5f_cpp">int</text:span><text:span text:style-name="symbol0_5f_cpp">()</text:span><text:span text:style-name="symbol1_5f_cpp">&gt;</text:span> newCounter<text:span text:style-name="symbol0_5f_cpp">(</text:span>function<text:span text:style-name="symbol1_5f_cpp">&lt;</text:span><text:span text:style-name="keyword3_5f_cpp">int</text:span><text:span text:style-name="symbol0_5f_cpp">(</text:span><text:span text:style-name="keyword3_5f_cpp">int</text:span><text:span text:style-name="symbol0_5f_cpp">)</text:span><text:span text:style-name="symbol1_5f_cpp">&gt;</text:span> step<text:span text:style-name="symbol0_5f_cpp">)</text:span> <text:span text:style-name="symbol0_5f_cpp">{</text:span></text:p>
      <text:p text:style-name="adam_5f_code"><text:tab/><text:span text:style-name="keyword3_5f_cpp">int</text:span> i <text:span text:style-name="symbol1_5f_cpp">=</text:span> <text:span text:style-name="number_5f_cpp">0</text:span><text:span text:style-name="symbol4_5f_cpp">;</text:span></text:p>
      <text:p text:style-name="adam_5f_code"><text:tab/><text:span text:style-name="keyword0_5f_cpp">return</text:span> <text:span text:style-name="symbol0_5f_cpp">([</text:span><text:span text:style-name="symbol3_5f_cpp">&amp;</text:span>i, <text:span text:style-name="symbol3_5f_cpp">&amp;</text:span>step<text:span text:style-name="symbol0_5f_cpp">]()</text:span><text:span text:style-name="symbol2_5f_cpp">-</text:span><text:span text:style-name="symbol1_5f_cpp">&gt;</text:span>int<text:span text:style-name="symbol0_5f_cpp">{</text:span></text:p>
      <text:p text:style-name="adam_5f_code"><text:tab/><text:tab/>i <text:span text:style-name="symbol1_5f_cpp">=</text:span> step<text:span text:style-name="symbol0_5f_cpp">(</text:span>i<text:span text:style-name="symbol0_5f_cpp">)</text:span><text:span text:style-name="symbol4_5f_cpp">;</text:span></text:p>
      <text:p text:style-name="adam_5f_code"><text:tab/><text:tab/><text:span text:style-name="keyword0_5f_cpp">return</text:span> i<text:span text:style-name="symbol4_5f_cpp">;</text:span></text:p>
      <text:p text:style-name="adam_5f_code"><text:tab/><text:span text:style-name="symbol0_5f_cpp">})</text:span><text:span text:style-name="symbol4_5f_cpp">;</text:span></text:p>
      <text:p text:style-name="adam_5f_code"><text:span text:style-name="symbol0_5f_cpp">}</text:span></text:p>
      <text:p text:style-name="adam_5f_code"><text:span text:style-name="keyword3_5f_cpp">auto</text:span> c1 <text:span text:style-name="symbol1_5f_cpp">=</text:span> newCounter<text:span text:style-name="symbol0_5f_cpp">([](</text:span><text:span text:style-name="keyword3_5f_cpp">int</text:span> i<text:span text:style-name="symbol0_5f_cpp">){</text:span> <text:span text:style-name="keyword0_5f_cpp">return</text:span> i <text:span text:style-name="symbol2_5f_cpp">+</text:span> <text:span text:style-name="number_5f_cpp">1</text:span><text:span text:style-name="symbol4_5f_cpp">;</text:span> <text:span text:style-name="symbol0_5f_cpp">})</text:span><text:span text:style-name="symbol4_5f_cpp">;</text:span></text:p>
      <text:p text:style-name="adam_5f_code"><text:span text:style-name="keyword2_5f_cpp">cout</text:span> <text:span text:style-name="symbol1_5f_cpp">&lt;&lt;</text:span> c1<text:span text:style-name="symbol0_5f_cpp">()</text:span> <text:span text:style-name="symbol1_5f_cpp">&lt;&lt;</text:span> endl<text:span text:style-name="symbol4_5f_cpp">;</text:span></text:p>
      <text:p text:style-name="adam_5f_code"><text:span text:style-name="keyword2_5f_cpp">cout</text:span> <text:span text:style-name="symbol1_5f_cpp">&lt;&lt;</text:span> c1<text:span text:style-name="symbol0_5f_cpp">()</text:span> <text:span text:style-name="symbol1_5f_cpp">&lt;&lt;</text:span> endl<text:span text:style-name="symbol4_5f_cpp">;</text:span></text:p>
      <text:p text:style-name="Standard"><text:span text:style-name="symbol0_5f_scheme"/></text:p>
      <text:p text:style-name="adam_5f_comments">Crash in VC++ 2010!</text:p>
      <text:p text:style-name="adam_5f_comments">Unexpected result in g++ 5.4.2.</text:p>
      <text:p text:style-name="adam_5f_title_5f_1"><text:soft-page-break/>The End.</text:p>
      <text:p text:style-name="adam_5f_title_5f_1">Thank you for your ti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size="10.5pt" style:font-name-asian="永中宋体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0402in" fo:margin-bottom="0.0402in"/>
      <style:text-properties fo:font-size="10.5pt" fo:font-weight="bold" style:font-name-asian="新宋体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.2402in" fo:margin-right="0in" fo:margin-top="0in" fo:margin-bottom="0.0398in" fo:text-indent="0in" style:auto-text-indent="false" style:page-number="auto" fo:padding="0.0984in" fo:border-left="0.0008in solid #dc2300" fo:border-right="none" fo:border-top="none" fo:border-bottom="none" style:shadow="none"/>
      <style:text-properties style:font-name="DejaVu Sans Mono" fo:font-size="10.5pt" fo:font-weight="normal" style:font-name-asian="新宋体" style:font-size-asian="10.5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0783in" fo:margin-bottom="0.0398in" style:shadow="none" style:writing-mode="lr-tb"/>
      <style:text-properties style:use-window-font-color="true" style:font-name="DejaVu Sans1" fo:font-size="10.5pt" fo:font-weight="normal" style:font-size-asian="10.5pt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0799in" fo:margin-bottom="0.0799in" style:page-number="auto"/>
      <style:text-properties style:font-name="DejaVu Sans Mono1" fo:font-size="10.5pt" fo:font-style="normal" fo:font-weight="bold" style:font-name-asian="宋体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2in" fo:margin-right="0in" fo:margin-top="0in" fo:margin-bottom="0in" fo:text-indent="0in" style:auto-text-indent="false" style:page-number="auto" style:writing-mode="lr-tb"/>
      <style:text-properties style:font-name="DejaVu Sans1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201in" fo:margin-right="0in" fo:text-indent="0in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1" style:font-size-asian="10pt" style:font-name-complex="Courier New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201in" fo:margin-bottom="0.0201in" style:page-number="auto"/>
      <style:text-properties style:font-name="Verdana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font-size="14pt" fo:letter-spacing="0.028in" style:text-underline-style="none" style:font-name-asian="微软雅黑" style:font-size-asian="14pt" style:font-size-complex="12pt"/>
    </style:style>
    <style:style style:name="adam_5f_title_5f_2" style:display-name="adam_title_2" style:family="paragraph" style:auto-update="true">
      <style:paragraph-properties fo:margin-top="0.0783in" fo:margin-bottom="0.0783in"/>
      <style:text-properties fo:font-variant="normal" fo:text-transform="none" style:font-name="DejaVu Sans2" fo:font-size="12pt" fo:font-style="italic" fo:font-weight="bold" style:font-name-asian="宋体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in" fo:margin-bottom="0.1799in" fo:line-height="125%" fo:text-align="justify" style:justify-single-word="false" style:page-number="auto" style:writing-mode="lr-tb"/>
      <style:text-properties style:font-name="Arial" fo:font-size="10.5pt" style:font-name-asian="宋体1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2362in" fo:margin-right="0in" fo:margin-top="0.0398in" fo:margin-bottom="0.0398in" fo:text-indent="0in" style:auto-text-indent="false" fo:padding="0.0984in" fo:border-left="0.0008in solid #800000" fo:border-right="none" fo:border-top="none" fo:border-bottom="none" style:shadow="none" style:writing-mode="lr-tb"/>
      <style:text-properties style:font-name="Verdana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size="14pt" style:font-size-asian="12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1181in" fo:margin-right="0in" fo:margin-top="0.0783in" fo:margin-bottom="0.0783in" fo:text-indent="0in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size="13pt" fo:text-shadow="none" style:font-name-asian="新宋体2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2in" fo:margin-right="0in" fo:margin-top="0.0398in" fo:margin-bottom="0.0398in" fo:text-indent="0in" style:auto-text-indent="false" style:page-number="auto" fo:background-color="transparent">
        <style:background-image/>
      </style:paragraph-properties>
      <style:text-properties style:font-name="Verdana" fo:font-size="11pt" style:font-name-asian="宋体1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1965in" fo:margin-right="0in" fo:margin-top="0.0398in" fo:margin-bottom="0.0398in" fo:text-indent="0in" style:auto-text-indent="false"/>
      <style:text-properties style:font-name="DejaVu Sans Mono" fo:font-size="10.5pt" style:font-name-asian="宋体1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0783in" fo:margin-bottom="0.0398in"/>
      <style:text-properties style:font-name="DejaVu Sans1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0783in" fo:margin-bottom="0.0783in"/>
      <style:text-properties fo:color="#ff6633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1575in" fo:margin-right="0in" fo:text-indent="0in" style:auto-text-indent="false"/>
      <style:text-properties style:font-name="DejaVu Sans Mono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0984in" fo:border-left="0.0071in solid #2300dc" fo:border-right="none" fo:border-top="none" fo:border-bottom="none" style:shadow="none"/>
      <style:text-properties fo:font-size="10.5pt" style:font-size-asian="10.5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style:font-name-asian="新宋体1" style:font-name-complex="Courier New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新宋体1" style:font-name-complex="Courier New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9925in" fo:page-height="5.5118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16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25</text:page-number> / <text:page-count>2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10:52:21</meta:creation-date>
    <dc:date>2011-06-07T15:28:42.67</dc:date>
    <meta:editing-duration>P2DT21H50M6S</meta:editing-duration>
    <meta:editing-cycles>2020</meta:editing-cycles>
    <meta:generator>LibreOffice/3.3$Win32 LibreOffice_project/330m19$Build-202</meta:generator>
    <meta:document-statistic meta:table-count="3" meta:image-count="0" meta:object-count="0" meta:page-count="27" meta:paragraph-count="234" meta:word-count="1267" meta:character-count="5982"/>
  </office:meta>
</office:document-meta>
</file>